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1a1a1a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ff6600"/>
    </style:style>
    <style:style style:name="T4" style:family="text">
      <style:text-properties fo:color="#ff6600" style:text-underline-style="none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ff"/>
    </style:style>
    <style:style style:name="T9" style:family="text">
      <style:text-properties fo:color="#1a1a1a"/>
    </style:style>
    <style:style style:name="T10" style:family="text">
      <style:text-properties fo:color="#1a1a1a" style:font-name="Monospace" fo:font-size="10pt" style:text-underline-style="none" style:font-name-asian="Monospace" style:font-size-asian="10pt" style:font-name-complex="Monospace" style:font-size-complex="10pt"/>
    </style:style>
    <style:style style:name="T11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表一：学生档案表</text:p>
      <text:p text:style-name="Standard">studentinfo(<text:span text:style-name="T1">studentid</text:span>,studentpw,name,sex,idnumber,phonum,email,department,major,classinfo,notice,answer,states)</text:p>
      <text:p text:style-name="Standard">表二：管理员表</text:p>
      <text:p text:style-name="Standard">admin(<text:span text:style-name="T1">adminid</text:span>,adminpw)</text:p>
      <text:p text:style-name="Standard">表三：课程表</text:p>
      <text:p text:style-name="Standard">course(<text:span text:style-name="T1">courseid,</text:span><text:span text:style-name="T2">coursename,</text:span><text:span text:style-name="T6">states</text:span><text:span text:style-name="T10"> </text:span>)</text:p>
      <text:p text:style-name="Standard">表四：试卷表</text:p>
      <text:p text:style-name="Standard">paper(<text:span text:style-name="T1">paperid</text:span>,<text:span text:style-name="T4">courseid</text:span>,papername,<text:span text:style-name="T7">states</text:span><text:span text:style-name="T11"> </text:span>)</text:p>
      <text:p text:style-name="Standard">表五：成绩表</text:p>
      <text:p text:style-name="Standard">note(<text:span text:style-name="T1">noteid</text:span>,<text:span text:style-name="T3">studentid</text:span>,<text:span text:style-name="T3">courseid</text:span>,singlecho,multicho,total,nandu,adddate,states)</text:p>
      <text:p text:style-name="Standard">表六：考试题目表</text:p>
      <text:p text:style-name="Standard">question(<text:span text:style-name="T1">questionid</text:span>,description,type,level,a,b,c,d,e,f,answer,<text:span text:style-name="T3">paperid</text:span>,remark,adddate,<text:span text:style-name="T7">states</text:span><text:span text:style-name="T11"> </text:span>)</text:p>
      <text:p text:style-name="Standard">表七：院系表</text:p>
      <text:p text:style-name="Standard">department(dname,states)</text:p>
      <text:p text:style-name="Standard">表八：专业表</text:p>
      <text:p text:style-name="Standard">major(mname,dname,states)</text:p>
      <text:p text:style-name="Standard"/>
      <text:p text:style-name="Standard">CREATE TABLE：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8-15T10:01:42</meta:creation-date>
    <dc:date>2007-02-01T16:08:29</dc:date>
    <meta:editing-duration>PT14H1M57S</meta:editing-duration>
    <meta:editing-cycles>44</meta:editing-cycles>
    <meta:generator>OpenOffice/4.1.0$Linux OpenOffice.org_project/410m18$Build-9764</meta:generator>
    <meta:document-statistic meta:table-count="0" meta:image-count="0" meta:object-count="0" meta:page-count="1" meta:paragraph-count="17" meta:word-count="67" meta:character-count="494"/>
  </office:meta>
</office:document-meta>
</file>